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Φύλλο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Attack</text:p>
          </table:table-cell>
          <table:table-cell office:value-type="string">
            <text:p>#Choices:</text:p>
          </table:table-cell>
          <table:table-cell table:formula="of:=COUNTIF([.A1:.A100];&quot;&lt;&gt;&quot;)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ttack</text:p>
          </table:table-cell>
          <table:table-cell office:value-type="string">
            <text:p>Random:</text:p>
          </table:table-cell>
          <table:table-cell table:formula="of:=RAND()" office:value-type="float" office:value="0.872119398787618">
            <text:p>0,8721193988</text:p>
          </table:table-cell>
          <table:table-cell/>
        </table:table-row>
        <table:table-row table:style-name="ro1">
          <table:table-cell office:value-type="string">
            <text:p>Defend</text:p>
          </table:table-cell>
          <table:table-cell office:value-type="string">
            <text:p>Index:</text:p>
          </table:table-cell>
          <table:table-cell table:formula="of:=FLOOR([.C2]*[.C1];1)+1" office:value-type="float" office:value="5">
            <text:p>5</text:p>
          </table:table-cell>
          <table:table-cell table:style-name="ce2" office:value-type="string">
            <text:p>F9 TO RECALCULATE</text:p>
          </table:table-cell>
        </table:table-row>
        <table:table-row table:style-name="ro1">
          <table:table-cell office:value-type="string">
            <text:p>Defend</text:p>
          </table:table-cell>
          <table:table-cell office:value-type="string">
            <text:p>Roll:</text:p>
          </table:table-cell>
          <table:table-cell table:style-name="ce1" table:formula="of:=INDEX([.A1:.A100];[.C3])" office:value-type="string" office:string-value="Run">
            <text:p>Run</text:p>
          </table:table-cell>
          <table:table-cell/>
        </table:table-row>
        <table:table-row table:style-name="ro1">
          <table:table-cell office:value-type="string">
            <text:p>Run</text:p>
          </table:table-cell>
          <table:table-cell table:style-name="Default"/>
          <table:table-cell table:number-columns-repeated="2"/>
        </table:table-row>
      </table:table>
      <table:table table:name="Φύλλο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Φύλλο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l" fo:country="G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12/02/2017</text:date>, <text:time>11:24:44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Πρόδρομος Πολυχρονιάδης</meta:initial-creator>
    <meta:creation-date>2017-02-12T11:14:18.83</meta:creation-date>
    <dc:date>2017-02-12T11:24:44.15</dc:date>
    <dc:creator>Πρόδρομος Πολυχρονιάδης</dc:creator>
    <meta:editing-duration>PT10M26S</meta:editing-duration>
    <meta:editing-cycles>1</meta:editing-cycles>
    <meta:document-statistic meta:table-count="3" meta:cell-count="14" meta:object-count="0"/>
    <meta:generator>OpenOffice/4.1.2$Win32 OpenOffice.org_project/412m3$Build-9782</meta:generator>
  </office:meta>
</office:document-meta>
</file>